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swiss"/>
    <style:font-face style:name="FreeSans1" svg:font-family="FreeSans" style:font-family-generic="swiss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adornments="Italique" style:font-family-generic="roman" style:font-pitch="variable"/>
    <style:font-face style:name="DejaVu Serif1" svg:font-family="'DejaVu Serif'" style:font-adornments="Italique gras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f767"/>
    </style:style>
    <style:style style:name="T1" style:family="text">
      <style:text-properties officeooo:rsid="001ef7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</text:span><text:span text:style-name="phon_5f_a"><text:span text:style-name="T1">a</text:span></text:span><text:span text:style-name="T1">m</text:span><text:span text:style-name="phon_5f_an"><text:span text:style-name="T1">an</text:span></text:span><text:span text:style-name="T1"> v</text:span><text:span text:style-name="phon_5f_a"><text:span text:style-name="T1">a</text:span></text:span><text:span text:style-name="T1"> </text:span><text:span text:style-name="phon_5f_o_5f_comp"><text:span text:style-name="T1">au</text:span></text:span><text:span text:style-name="phon_5f_muet"><text:span text:style-name="T1">x</text:span></text:span><text:span text:style-name="T1"> c</text:span><text:span text:style-name="phon_5f_ou"><text:span text:style-name="T1">ou</text:span></text:span><text:span text:style-name="T1">rs</text:span><text:span text:style-name="phon_5f_e_5f_caduc"><text:span text:style-name="T1">e</text:span></text:span><text:span text:style-name="phon_5f_muet"><text:span text:style-name="T1">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swiss"/>
    <style:font-face style:name="FreeSans1" svg:font-family="FreeSans" style:font-family-generic="swiss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adornments="Italique" style:font-family-generic="roman" style:font-pitch="variable"/>
    <style:font-face style:name="DejaVu Serif1" svg:font-family="'DejaVu Serif'" style:font-adornments="Italique gras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list-style-name="List_20_1" style:class="list">
      <style:paragraph-properties fo:margin-top="0cm" fo:margin-bottom="0cm" loext:contextual-spacing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2cm" fo:margin-bottom="0.109cm" loext:contextual-spacing="false" fo:text-align="start" style:justify-single-word="false" fo:padding="0cm" fo:border="none"/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2cm" fo:margin-bottom="0.011cm" loext:contextual-spacing="false" fo:text-align="start" style:justify-single-word="false" fo:padding="0cm" fo:border="non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5cm" style:type="center"/>
          <style:tab-stop style:position="18.7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2" style:font-family-asian="'DejaVu Sans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efinition" style:family="text"/>
    <style:style style:name="phon_5f_a" style:display-name="phon_a" style:family="text" style:parent-style-name="phon_5f_voyelle">
      <style:text-properties fo:color="#0000ff"/>
    </style:style>
    <style:style style:name="phon_5f_u" style:display-name="phon_u" style:family="text" style:parent-style-name="phon_5f_voyelle">
      <style:text-properties fo:color="#008000"/>
    </style:style>
    <style:style style:name="phon_5f_un" style:display-name="phon_un" style:family="text" style:parent-style-name="phon_5f_u">
      <style:text-properties fo:color="#3deb3d" fo:text-shadow="1pt 1pt" style:text-underline-style="none" fo:font-weight="normal"/>
    </style:style>
    <style:style style:name="phon_5f_i" style:display-name="phon_i" style:family="text" style:parent-style-name="phon_5f_voyelle">
      <style:text-properties fo:color="#3deb3d"/>
    </style:style>
    <style:style style:name="phon_5f_in" style:display-name="phon_in" style:family="text" style:parent-style-name="phon_5f_i">
      <style:text-properties fo:color="#3deb3d" fo:text-shadow="1pt 1pt" style:text-underline-style="none" fo:font-weight="normal"/>
    </style:style>
    <style:style style:name="phon_5f_o" style:display-name="phon_o" style:family="text" style:parent-style-name="phon_5f_voyelle">
      <style:text-properties fo:color="#cc6633"/>
    </style:style>
    <style:style style:name="phon_5f_o_5f_comp" style:display-name="phon_o_comp" style:family="text" style:parent-style-name="phon_5f_o">
      <style:text-properties fo:font-weight="normal"/>
    </style:style>
    <style:style style:name="phon_5f_on" style:display-name="phon_on" style:family="text" style:parent-style-name="phon_5f_o">
      <style:text-properties fo:color="#cc6633" fo:text-shadow="1pt 1pt" style:text-underline-style="none" fo:font-weight="normal"/>
    </style:style>
    <style:style style:name="phon_5f_muet" style:display-name="phon_muet" style:family="text">
      <style:text-properties fo:color="#a2a2a2" style:text-outline="false"/>
    </style:style>
    <style:style style:name="phon_5f_e" style:display-name="phon_e" style:family="text" style:parent-style-name="phon_5f_voyelle">
      <style:text-properties fo:color="#ff0000"/>
    </style:style>
    <style:style style:name="phon_5f_ez" style:display-name="phon_ez" style:family="text" style:parent-style-name="phon_5f_voyelle">
      <style:text-properties fo:color="#00dcff"/>
    </style:style>
    <style:style style:name="phon_5f_et" style:display-name="phon_et" style:family="text" style:parent-style-name="phon_5f_ez">
      <style:text-properties fo:color="#008080"/>
    </style:style>
    <style:style style:name="phon_5f_et_5f_comp" style:display-name="phon_et_comp" style:family="text" style:parent-style-name="phon_5f_et">
      <style:text-properties fo:color="#008080"/>
    </style:style>
    <style:style style:name="phon_5f_ou" style:display-name="phon_ou" style:family="text" style:parent-style-name="phon_5f_voyelle">
      <style:text-properties fo:color="#ffd320"/>
    </style:style>
    <style:style style:name="phon_5f_voyelle" style:display-name="phon_voyelle" style:family="text">
      <style:text-properties fo:color="#ff0000"/>
    </style:style>
    <style:style style:name="phon_5f_consonne" style:display-name="phon_consonne" style:family="text">
      <style:text-properties fo:color="#000060"/>
    </style:style>
    <style:style style:name="phon_5f_e_5f_caduc" style:display-name="phon_e_caduc" style:family="text" style:parent-style-name="phon_5f_e">
      <style:text-properties fo:color="#ff0000"/>
    </style:style>
    <style:style style:name="phon_5f_eu" style:display-name="phon_eu" style:family="text" style:parent-style-name="phon_5f_voyelle">
      <style:text-properties fo:color="#800000"/>
    </style:style>
    <style:style style:name="phon_5f_oe" style:display-name="phon_oe" style:family="text" style:parent-style-name="phon_5f_eu">
      <style:text-properties fo:color="#dc230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ll_5f_dys_5f_2" style:display-name="syll_dys_2" style:family="text">
      <style:text-properties fo:color="#ff3333" style:text-underline-style="none" fo:font-weight="normal"/>
    </style:style>
    <style:style style:name="syll_5f_dys_5f_1" style:display-name="syll_dys_1" style:family="text">
      <style:text-properties fo:color="#000080" style:text-underline-style="none" fo:font-weight="normal"/>
    </style:style>
    <style:style style:name="phon_5f_y" style:display-name="phon_y" style:family="text" style:parent-style-name="phon_5f_voyelle">
      <style:text-properties fo:color="#333333" fo:text-shadow="none" style:text-underline-style="wave" style:text-underline-type="double" style:text-underline-width="auto" style:text-underline-color="font-color" style:font-size-asian="10.5pt"/>
    </style:style>
    <style:style style:name="phon_5f_w" style:display-name="phon_w" style:family="text" style:parent-style-name="phon_5f_voyelle">
      <style:text-properties fo:color="#944794"/>
    </style:style>
    <style:style style:name="phon_5f_ez_5f_comp" style:display-name="phon_ez_comp" style:family="text" style:parent-style-name="phon_5f_ez"/>
    <style:style style:name="liaison" style:family="text">
      <style:text-properties style:text-underline-style="wave" style:text-underline-width="auto" style:text-underline-color="font-color"/>
    </style:style>
    <style:style style:name="phon_5f_s" style:display-name="phon_s" style:family="text" style:parent-style-name="phon_5f_consonne">
      <style:text-properties fo:color="#ffcc00" style:text-outline="true" fo:text-shadow="none" fo:font-weight="bold" fo:background-color="transparent"/>
    </style:style>
    <style:style style:name="phon_5f_p" style:display-name="phon_p" style:family="text" style:parent-style-name="phon_5f_consonne">
      <style:text-properties fo:color="#0000ff" style:text-outline="true" fo:font-weight="bold" fo:background-color="transparent"/>
    </style:style>
    <style:style style:name="phon_5f_r" style:display-name="phon_r" style:family="text" style:parent-style-name="phon_5f_ch">
      <style:text-properties style:text-outline="false" fo:text-shadow="1pt 1pt" fo:font-weight="bold" fo:background-color="transparent" style:font-size-asian="10.5pt"/>
    </style:style>
    <style:style style:name="phon_5f_o_5f_ouvert" style:display-name="phon_o_ouvert" style:family="text" style:parent-style-name="phon_5f_o"/>
    <style:style style:name="phon_5f_t" style:display-name="phon_t" style:family="text" style:parent-style-name="phon_5f_consonne">
      <style:text-properties fo:color="#ff0000" style:text-outline="true" fo:text-shadow="none" fo:font-weight="bold" fo:background-color="transparent"/>
    </style:style>
    <style:style style:name="phon_5f_ch" style:display-name="phon_ch" style:family="text" style:parent-style-name="phon_5f_consonne">
      <style:text-properties fo:color="#00cccc" style:text-outline="true" fo:font-weight="bold" fo:background-color="transparent"/>
    </style:style>
    <style:style style:name="phon_5f_f" style:display-name="phon_f" style:family="text" style:parent-style-name="phon_5f_consonne">
      <style:text-properties fo:color="#c000ff" style:text-outline="true" fo:font-weight="bold" fo:background-color="transparent"/>
    </style:style>
    <style:style style:name="phon_5f_k" style:display-name="phon_k" style:family="text" style:parent-style-name="phon_5f_consonne">
      <style:text-properties fo:color="#00cc00" style:text-outline="true" fo:font-weight="bold" fo:background-color="transparent"/>
    </style:style>
    <style:style style:name="lettre_5f_b" style:display-name="lettre_b" style:family="text">
      <style:text-properties fo:color="#0066cc" fo:font-weight="bold"/>
    </style:style>
    <style:style style:name="lettre_5f_d" style:display-name="lettre_d" style:family="text">
      <style:text-properties fo:color="#ff420e" fo:font-weight="bold"/>
    </style:style>
    <style:style style:name="lettre_5f_p" style:display-name="lettre_p" style:family="text">
      <style:text-properties fo:color="#aecf00" fo:font-weight="bold"/>
    </style:style>
    <style:style style:name="lettre_5f_q" style:display-name="lettre_q" style:family="text">
      <style:text-properties fo:color="#ffd320" fo:font-weight="bold"/>
    </style:style>
    <style:style style:name="phon_5f_ng" style:display-name="phon_ng" style:family="text" style:parent-style-name="phon_5f_consonne">
      <style:text-properties fo:text-shadow="1pt 1pt" fo:font-weight="bold"/>
    </style:style>
    <style:style style:name="Majuscule" style:family="text">
      <style:text-properties fo:background-color="#ffff00"/>
    </style:style>
    <style:style style:name="Ponctuation" style:family="text">
      <style:text-properties fo:background-color="#ff0000"/>
    </style:style>
    <style:style style:name="phon_5f_ks" style:display-name="phon_ks" style:family="text" style:parent-style-name="phon_5f_consonne">
      <style:text-properties fo:font-weight="bold"/>
    </style:style>
    <style:style style:name="phon_5f_gz" style:display-name="phon_gz" style:family="text" style:parent-style-name="phon_5f_consonne">
      <style:text-properties fo:font-weight="bold"/>
    </style:style>
    <style:style style:name="phon_5f_consonne_5f_comp" style:display-name="phon_consonne_comp" style:family="text" style:parent-style-name="phon_5f_consonne">
      <style:text-properties fo:color="#aecf00"/>
    </style:style>
    <style:style style:name="phon_5f_voyelle_5f_comp" style:display-name="phon_voyelle_comp" style:family="text" style:parent-style-name="phon_5f_voyelle">
      <style:text-properties fo:color="#ff950e" fo:background-color="transparent"/>
    </style:style>
    <style:style style:name="altern_5f_ligne_5f_1" style:display-name="altern_ligne_1" style:family="text">
      <style:text-properties fo:background-color="#ffff66"/>
    </style:style>
    <style:style style:name="altern_5f_ligne_5f_2" style:display-name="altern_ligne_2" style:family="text">
      <style:text-properties fo:background-color="#23ff23"/>
    </style:style>
    <style:style style:name="altern_5f_ligne_5f_3" style:display-name="altern_ligne_3" style:family="text">
      <style:text-properties fo:background-color="#ff9966"/>
    </style:style>
    <style:style style:name="altern_5f_ligne_5f_4" style:display-name="altern_ligne_4" style:family="text">
      <style:text-properties fo:background-color="#00ffdc"/>
    </style:style>
    <style:style style:name="phon_5f_b" style:display-name="phon_b" style:family="text" style:parent-style-name="phon_5f_p">
      <style:text-properties style:text-outline="false" fo:text-shadow="none"/>
    </style:style>
    <style:style style:name="phon_5f_m" style:display-name="phon_m" style:family="text" style:parent-style-name="phon_5f_p">
      <style:text-properties style:text-outline="false" fo:text-shadow="1pt 1pt" fo:background-color="transparent"/>
    </style:style>
    <style:style style:name="phon_5f_d" style:display-name="phon_d" style:family="text" style:parent-style-name="phon_5f_t">
      <style:text-properties style:text-outline="false"/>
    </style:style>
    <style:style style:name="phon_5f_n" style:display-name="phon_n" style:family="text" style:parent-style-name="phon_5f_t">
      <style:text-properties style:text-outline="false" fo:text-shadow="1pt 1pt"/>
    </style:style>
    <style:style style:name="phon_5f_g" style:display-name="phon_g" style:family="text" style:parent-style-name="phon_5f_k">
      <style:text-properties style:text-outline="false"/>
    </style:style>
    <style:style style:name="phon_5f_gn" style:display-name="phon_gn" style:family="text" style:parent-style-name="phon_5f_k">
      <style:text-properties style:text-outline="false" fo:text-shadow="1pt 1pt"/>
    </style:style>
    <style:style style:name="phon_5f_ge" style:display-name="phon_ge" style:family="text" style:parent-style-name="phon_5f_ch">
      <style:text-properties style:text-outline="false" fo:background-color="transparent"/>
    </style:style>
    <style:style style:name="phon_5f_z" style:display-name="phon_z" style:family="text" style:parent-style-name="phon_5f_s">
      <style:text-properties style:text-outline="false" fo:text-shadow="none" fo:background-color="transparent"/>
    </style:style>
    <style:style style:name="phon_5f_l" style:display-name="phon_l" style:family="text" style:parent-style-name="phon_5f_s">
      <style:text-properties style:text-outline="false" fo:text-shadow="1pt 1pt"/>
    </style:style>
    <style:style style:name="phon_5f_v" style:display-name="phon_v" style:family="text" style:parent-style-name="phon_5f_f">
      <style:text-properties style:text-outline="fals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yll_5f_dys_5f_3" style:display-name="syll_dys_3" style:family="text">
      <style:text-properties fo:color="#66cc00"/>
    </style:style>
    <style:style style:name="espace" style:family="text">
      <style:text-properties fo:background-color="#6c0090"/>
    </style:style>
    <style:style style:name="conjug_5f_3p" style:display-name="conjug_3p" style:family="text">
      <style:text-properties fo:color="#a2a2a2"/>
    </style:style>
    <style:style style:name="phon_5f_w5" style:display-name="phon_w5" style:family="text">
      <style:text-properties fo:color="#3deb3d" fo:text-shadow="1pt 1pt" style:text-underline-style="long-dash" style:text-underline-width="auto" style:text-underline-color="font-color"/>
    </style:style>
    <style:style style:name="phon_5f_wa" style:display-name="phon_wa" style:family="text">
      <style:text-properties fo:color="#892ca0"/>
    </style:style>
    <style:style style:name="phon_5f_an" style:display-name="phon_an" style:family="text" style:parent-style-name="phon_5f_a">
      <style:text-properties fo:text-shadow="1pt 1pt"/>
    </style:style>
    <style:style style:name="yod_5f_phon_5f_a" style:display-name="yod_phon_a" style:family="text" style:parent-style-name="phon_5f_a">
      <style:text-properties style:font-name="DejaVu Serif" fo:font-family="'DejaVu Serif'" style:font-style-name="Italique" style:font-family-generic="roman" style:font-pitch="variable" fo:font-style="italic" style:text-underline-style="wave" style:text-underline-type="double" style:text-underline-width="auto" style:text-underline-color="font-color" style:font-size-asian="10.5pt"/>
    </style:style>
    <style:style style:name="yod_5f_phon_5f_an" style:display-name="yod_phon_an" style:family="text" style:parent-style-name="phon_5f_an">
      <style:text-properties style:font-name="DejaVu Serif" fo:font-family="'DejaVu Serif'" style:font-style-name="Italique" style:font-family-generic="roman" style:font-pitch="variable" fo:font-style="italic" fo:text-shadow="none" style:text-underline-style="wave" style:text-underline-type="double" style:text-underline-width="auto" style:text-underline-color="font-color" style:font-size-asian="10.5pt"/>
    </style:style>
    <style:style style:name="yod_5f_phon_5f_e" style:display-name="yod_phon_e" style:family="text" style:parent-style-name="phon_5f_e">
      <style:text-properties style:font-name="DejaVu Serif" fo:font-family="'DejaVu Serif'" style:font-style-name="Italique" style:font-family-generic="roman" style:font-pitch="variable" fo:font-style="italic" style:text-underline-style="wave" style:text-underline-type="double" style:text-underline-width="auto" style:text-underline-color="font-color" style:font-size-asian="10.5pt"/>
    </style:style>
    <style:style style:name="yod_5f_phon_5f_et" style:display-name="yod_phon_et" style:family="text" style:parent-style-name="phon_5f_et">
      <style:text-properties style:font-name="DejaVu Serif" fo:font-family="'DejaVu Serif'" style:font-style-name="Italique" style:font-family-generic="roman" style:font-pitch="variable" fo:font-style="italic" style:text-underline-style="wave" style:text-underline-type="double" style:text-underline-width="auto" style:text-underline-color="font-color" style:font-size-asian="10.5pt"/>
    </style:style>
    <style:style style:name="yod_5f_phon_5f_et_5f_comp" style:display-name="yod_phon_et_comp" style:family="text" style:parent-style-name="phon_5f_et_5f_comp">
      <style:text-properties style:font-name="DejaVu Serif" fo:font-family="'DejaVu Serif'" style:font-style-name="Italique" style:font-family-generic="roman" style:font-pitch="variable" fo:font-style="italic" style:text-underline-style="wave" style:text-underline-type="double" style:text-underline-width="auto" style:text-underline-color="font-color" style:font-size-asian="10.5pt"/>
    </style:style>
    <style:style style:name="yod_5f_phon_5f_eu" style:display-name="yod_phon_eu" style:family="text" style:parent-style-name="phon_5f_eu">
      <style:text-properties style:font-name="DejaVu Serif" fo:font-family="'DejaVu Serif'" style:font-style-name="Italique" style:font-family-generic="roman" style:font-pitch="variable" fo:font-style="italic" style:text-underline-style="wave" style:text-underline-type="double" style:text-underline-width="auto" style:text-underline-color="font-color" style:font-size-asian="10.5pt"/>
    </style:style>
    <style:style style:name="yod_5f_phon_5f_ez" style:display-name="yod_phon_ez" style:family="text" style:parent-style-name="phon_5f_ez">
      <style:text-properties style:font-name="DejaVu Serif" fo:font-family="'DejaVu Serif'" style:font-style-name="Italique" style:font-family-generic="roman" style:font-pitch="variable" fo:font-style="italic" style:text-underline-style="wave" style:text-underline-type="double" style:text-underline-width="auto" style:text-underline-color="font-color" style:font-size-asian="10.5pt"/>
    </style:style>
    <style:style style:name="yod_5f_phon_5f_ez_5f_comp" style:display-name="yod_phon_ez_comp" style:family="text" style:parent-style-name="phon_5f_ez_5f_comp">
      <style:text-properties style:font-name="DejaVu Serif" fo:font-family="'DejaVu Serif'" style:font-style-name="Italique" style:font-family-generic="roman" style:font-pitch="variable" fo:font-style="italic" style:text-underline-style="wave" style:text-underline-type="double" style:text-underline-width="auto" style:text-underline-color="font-color" style:font-size-asian="10.5pt"/>
    </style:style>
    <style:style style:name="yod_5f_phon_5f_in" style:display-name="yod_phon_in" style:family="text" style:parent-style-name="phon_5f_in">
      <style:text-properties style:font-name="DejaVu Serif" fo:font-family="'DejaVu Serif'" style:font-style-name="Italique" style:font-family-generic="roman" style:font-pitch="variable" fo:font-style="italic" fo:text-shadow="none" style:text-underline-style="wave" style:text-underline-type="double" style:text-underline-width="auto" style:text-underline-color="font-color" style:font-size-asian="10.5pt"/>
    </style:style>
    <style:style style:name="yod_5f_phon_5f_o" style:display-name="yod_phon_o" style:family="text" style:parent-style-name="phon_5f_o">
      <style:text-properties style:font-name="DejaVu Serif" fo:font-family="'DejaVu Serif'" style:font-style-name="Italique" style:font-family-generic="roman" style:font-pitch="variable" fo:font-style="italic" style:text-underline-style="wave" style:text-underline-type="double" style:text-underline-width="auto" style:text-underline-color="font-color" style:font-size-asian="10.5pt"/>
    </style:style>
    <style:style style:name="yod_5f_phon_5f_o_5f_comp" style:display-name="yod_phon_o_comp" style:family="text" style:parent-style-name="phon_5f_o_5f_comp">
      <style:text-properties style:font-name="DejaVu Serif" fo:font-family="'DejaVu Serif'" style:font-style-name="Italique" style:font-family-generic="roman" style:font-pitch="variable" fo:font-style="italic" style:text-underline-style="wave" style:text-underline-type="double" style:text-underline-width="auto" style:text-underline-color="font-color" style:font-size-asian="10.5pt"/>
    </style:style>
    <style:style style:name="yod_5f_phon_5f_o_5f_ouvert" style:display-name="yod_phon_o_ouvert" style:family="text" style:parent-style-name="phon_5f_o_5f_ouvert">
      <style:text-properties style:font-name="DejaVu Serif" fo:font-family="'DejaVu Serif'" style:font-style-name="Italique" style:font-family-generic="roman" style:font-pitch="variable" fo:font-style="italic" style:text-underline-style="wave" style:text-underline-type="double" style:text-underline-width="auto" style:text-underline-color="font-color" style:font-size-asian="10.5pt"/>
    </style:style>
    <style:style style:name="yod_5f_phon_5f_on" style:display-name="yod_phon_on" style:family="text" style:parent-style-name="phon_5f_on">
      <style:text-properties style:font-name="DejaVu Serif" fo:font-family="'DejaVu Serif'" style:font-style-name="Italique" style:font-family-generic="roman" style:font-pitch="variable" fo:font-style="italic" fo:text-shadow="none" style:text-underline-style="wave" style:text-underline-type="double" style:text-underline-width="auto" style:text-underline-color="font-color" style:font-size-asian="10.5pt"/>
    </style:style>
    <style:style style:name="yod_5f_phon_5f_ou" style:display-name="yod_phon_ou" style:family="text" style:parent-style-name="phon_5f_ou">
      <style:text-properties style:font-name="DejaVu Serif" fo:font-family="'DejaVu Serif'" style:font-style-name="Italique" style:font-family-generic="roman" style:font-pitch="variable" fo:font-style="italic" style:text-underline-style="wave" style:text-underline-type="double" style:text-underline-width="auto" style:text-underline-color="font-color" style:font-size-asian="10.5pt"/>
    </style:style>
    <style:style style:name="Sans_20_nom1" style:display-name="Sans nom1" style:family="text" style:parent-style-name="phon_5f_l"/>
    <style:style style:name="Variable" style:family="text">
      <style:text-properties fo:font-style="italic" style:font-style-asian="italic" style:font-style-complex="italic"/>
    </style:style>
    <style:style style:name="wau_5f_phon_5f_i" style:display-name="wau_phon_i" style:family="text" style:parent-style-name="phon_5f_i">
      <style:text-properties style:font-name="DejaVu Serif" fo:font-family="'DejaVu Serif'" style:font-style-name="Italique" style:font-family-generic="roman" style:font-pitch="variable" fo:font-style="italic" style:text-underline-style="solid" style:text-underline-width="bold" style:text-underline-color="font-color" style:font-size-asian="10.5pt"/>
    </style:style>
    <style:style style:name="wau_5f_phon_5f_in" style:display-name="wau_phon_in" style:family="text" style:parent-style-name="phon_5f_in">
      <style:text-properties style:font-name="DejaVu Serif" fo:font-family="'DejaVu Serif'" style:font-style-name="Italique" style:font-family-generic="roman" style:font-pitch="variable" fo:font-style="italic" fo:text-shadow="none" style:text-underline-style="solid" style:text-underline-width="bold" style:text-underline-color="font-color" style:font-size-asian="10.5pt"/>
    </style:style>
    <style:style style:name="wau_5f_phon_5f_et" style:display-name="wau_phon_et" style:family="text" style:parent-style-name="phon_5f_et">
      <style:text-properties style:font-name="DejaVu Serif1" fo:font-family="'DejaVu Serif'" style:font-style-name="Italique gras" style:font-family-generic="roman" style:font-pitch="variable" fo:font-style="italic" style:text-underline-style="solid" style:text-underline-width="bold" style:text-underline-color="font-color" fo:font-weight="normal" style:font-size-asian="10.5pt"/>
    </style:style>
    <style:style style:name="wau_5f_phon_5f_et_5f_comp" style:display-name="wau_phon_et_comp" style:family="text" style:parent-style-name="phon_5f_et_5f_comp">
      <style:text-properties style:font-name="DejaVu Serif" fo:font-family="'DejaVu Serif'" style:font-style-name="Italique" style:font-family-generic="roman" style:font-pitch="variable" fo:font-style="italic" style:text-underline-style="solid" style:text-underline-width="bold" style:text-underline-color="font-color" style:font-size-asian="10.5pt"/>
    </style:style>
    <style:style style:name="mot_5f_dys_5f_3" style:display-name="mot_dys_3" style:family="text">
      <style:text-properties fo:color="#00ff00"/>
    </style:style>
    <style:style style:name="mot_5f_dys_5f_2" style:display-name="mot_dys_2" style:family="text">
      <style:text-properties fo:color="#ff0000"/>
    </style:style>
    <style:style style:name="mot_5f_dys_5f_1" style:display-name="mot_dys_1" style:family="text">
      <style:text-properties fo:color="#0000ff"/>
    </style:style>
    <style:style style:name="yod_5f_phon_5f_un" style:display-name="yod_phon_un" style:family="text">
      <style:text-properties fo:color="#5c8526" style:text-underline-style="wave" style:text-underline-type="double" style:text-underline-width="auto" style:text-underline-color="font-color"/>
    </style:style>
    <style:style style:name="yod_5f_phon_5f_i" style:display-name="yod_phon_i" style:family="text">
      <style:text-properties fo:color="#3deb3d" style:text-underline-style="wave" style:text-underline-type="double" style:text-underline-width="auto" style:text-underline-color="font-color"/>
    </style:style>
    <style:style style:name="yod_5f_phon_5f_oe" style:display-name="yod_phon_oe" style:family="text">
      <style:text-properties fo:color="#dc2300" style:text-underline-style="wave" style:text-underline-type="double" style:text-underline-width="auto" style:text-underline-color="font-color"/>
    </style:style>
    <style:style style:name="wau_5f_phon_5f_ez" style:display-name="wau_phon_ez" style:family="text">
      <style:text-properties fo:color="#008080" style:text-underline-style="solid" style:text-underline-width="bold" style:text-underline-color="font-color"/>
    </style:style>
    <style:style style:name="wau_5f_phon_5f_ez_5f_comp" style:display-name="wau_phon_ez_comp" style:family="text">
      <style:text-properties fo:color="#008080" style:text-underline-style="solid" style:text-underline-width="bold" style:text-underline-color="font-color"/>
    </style:style>
    <style:style style:name="wau_5f_phon_5f_un" style:display-name="wau_phon_un" style:family="text">
      <style:text-properties fo:color="#5c8526" style:text-underline-style="solid" style:text-underline-width="bold" style:text-underline-color="font-color"/>
    </style:style>
    <style:style style:name="wau_5f_phon_5f_eu" style:display-name="wau_phon_eu" style:family="text">
      <style:text-properties fo:color="#800000" style:text-underline-style="solid" style:text-underline-width="bold" style:text-underline-color="font-color"/>
    </style:style>
    <style:style style:name="wau_5f_phon_5f_a" style:display-name="wau_phon_a" style:family="text">
      <style:text-properties fo:color="#0068de" style:text-underline-style="solid" style:text-underline-width="bold" style:text-underline-color="font-color"/>
    </style:style>
    <style:style style:name="wau_5f_phon_5f_an" style:display-name="wau_phon_an" style:family="text">
      <style:text-properties fo:color="#0068de" style:text-underline-style="solid" style:text-underline-width="bold" style:text-underline-color="font-color"/>
    </style:style>
    <style:style style:name="wau_5f_phon_5f_on" style:display-name="wau_phon_on" style:family="text">
      <style:text-properties fo:color="#de7004" style:text-underline-style="solid" style:text-underline-width="bold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8:41:27.624875389</meta:creation-date>
    <dc:date>2017-10-24T18:42:54.837246333</dc:date>
    <meta:editing-duration>PT1M28S</meta:editing-duration>
    <meta:editing-cycles>1</meta:editing-cycles>
    <meta:document-statistic meta:table-count="0" meta:image-count="0" meta:object-count="0" meta:page-count="1" meta:paragraph-count="1" meta:word-count="4" meta:character-count="20" meta:non-whitespace-character-count="17"/>
    <meta:generator>LibreOffice/5.1.6.2$Linux_X86_64 LibreOffice_project/10m0$Build-2</meta:generator>
  </office:meta>
</office:document-meta>
</file>